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F Part #`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SB2066-05-RBHM-15-STB-00-00-A</text:p>
          </table:table-cell>
          <table:table-cell office:value-type="string" calcext:value-type="string">
            <text:p>640-2665RBHM15STB00A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ini USB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0C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USB interface chip with RTS, DTR 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117MPX-3.3/NOPB</text:p>
          </table:table-cell>
          <table:table-cell table:style-name="ce3" office:value-type="string" calcext:value-type="string">
            <text:p>LM1117MPX-3.3/NOPB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.3V, 800mA linear regulator SOT223-4 pack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10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4.7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510 ohm re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yellow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blue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00uF aluminum electrolyt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32-C3-M0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AI Thinker ESP32-C3-M1 module 4MB fl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09-63-25-R-160-SMT-TR</text:p>
          </table:table-cell>
          <table:table-cell office:value-type="string" calcext:value-type="string">
            <text:p>179-TS09625R160SMT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ST momentary contact switch – 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S09-63-25-WT-160-SMT-TR</text:p>
          </table:table-cell>
          <table:table-cell office:value-type="string" calcext:value-type="string">
            <text:p>179-TS0925WT160SMT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ST momentary contact switch – 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S202011SCQN </text:p>
          </table:table-cell>
          <table:table-cell office:value-type="string" calcext:value-type="string">
            <text:p>611-JS202011SCQ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DT slide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nine position right angle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10 position long pin female hea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four position right angle male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st updated 7/22/2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7:58:56.604081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3:45:32.855055547</meta:creation-date>
    <meta:generator>LibreOffice/6.4.7.2$Linux_X86_64 LibreOffice_project/40$Build-2</meta:generator>
    <dc:date>2022-07-22T18:19:39.015812526</dc:date>
    <meta:editing-duration>PT1H55M56S</meta:editing-duration>
    <meta:editing-cycles>4</meta:editing-cycles>
    <meta:document-statistic meta:table-count="1" meta:cell-count="66" meta:object-count="0"/>
  </office:meta>
</office:document-meta>
</file>